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00%"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 fo:line-height="115%" fo:text-align="center" style:justify-single-word="false"/>
      <style:text-properties fo:font-weight="bold" officeooo:rsid="00128d9a" officeooo:paragraph-rsid="001c7986" style:font-weight-asian="bold" style:font-weight-complex="bold"/>
    </style:style>
    <style:style style:name="P4" style:family="paragraph" style:parent-style-name="Text_20_body">
      <style:text-properties fo:font-weight="normal" officeooo:paragraph-rsid="0021cba0" style:font-weight-asian="normal" style:font-weight-complex="normal"/>
    </style:style>
    <style:style style:name="P5" style:family="paragraph" style:parent-style-name="Text_20_body">
      <style:paragraph-properties fo:margin-top="0in" fo:margin-bottom="0in" style:contextual-spacing="false"/>
      <style:text-properties fo:font-weight="bold" officeooo:rsid="00128d9a" officeooo:paragraph-rsid="00128d9a" style:font-weight-asian="bold" style:font-weight-complex="bold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15abcf"/>
    </style:style>
    <style:style style:name="P7" style:family="paragraph" style:parent-style-name="Text_20_body">
      <style:paragraph-properties fo:margin-top="0in" fo:margin-bottom="0in" style:contextual-spacing="false"/>
      <style:text-properties officeooo:rsid="00135253" officeooo:paragraph-rsid="0015abcf"/>
    </style:style>
    <style:style style:name="P8" style:family="paragraph" style:parent-style-name="Text_20_body" style:list-style-name="L1">
      <style:paragraph-properties fo:margin-top="0in" fo:margin-bottom="0in" style:contextual-spacing="false"/>
      <style:text-properties officeooo:rsid="0015abcf" officeooo:paragraph-rsid="001ee96e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fo:font-style="normal" officeooo:rsid="00163830" officeooo:paragraph-rsid="00163830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/>
      <style:text-properties officeooo:rsid="00128d9a" officeooo:paragraph-rsid="00128d9a"/>
    </style:style>
    <style:style style:name="P11" style:family="paragraph" style:parent-style-name="Text_20_body">
      <style:paragraph-properties fo:margin-top="0in" fo:margin-bottom="0in" style:contextual-spacing="false"/>
      <style:text-properties fo:font-weight="bold" officeooo:rsid="00135253" officeooo:paragraph-rsid="00135253" style:font-weight-asian="bold" style:font-weight-complex="bold"/>
    </style:style>
    <style:style style:name="P12" style:family="paragraph" style:parent-style-name="Text_20_body">
      <style:paragraph-properties fo:margin-top="0in" fo:margin-bottom="0in" style:contextual-spacing="false"/>
      <style:text-properties officeooo:rsid="00135253" officeooo:paragraph-rsid="0024134c"/>
    </style:style>
    <style:style style:name="P13" style:family="paragraph" style:parent-style-name="Text_20_body">
      <style:paragraph-properties fo:margin-top="0in" fo:margin-bottom="0in" style:contextual-spacing="false"/>
      <style:text-properties officeooo:rsid="001772ae" officeooo:paragraph-rsid="0024134c"/>
    </style:style>
    <style:style style:name="P14" style:family="paragraph" style:parent-style-name="Text_20_body" style:list-style-name="L2">
      <style:paragraph-properties fo:margin-top="0in" fo:margin-bottom="0in" style:contextual-spacing="false" fo:line-height="115%"/>
      <style:text-properties officeooo:rsid="001772ae" officeooo:paragraph-rsid="00135253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22241c"/>
    </style:style>
    <style:style style:name="P16" style:family="paragraph" style:parent-style-name="Text_20_body">
      <style:paragraph-properties fo:margin-top="0in" fo:margin-bottom="0in" style:contextual-spacing="false"/>
      <style:text-properties officeooo:rsid="00135253" officeooo:paragraph-rsid="00135253"/>
    </style:style>
    <style:style style:name="P17" style:family="paragraph" style:parent-style-name="Text_20_body">
      <style:paragraph-properties fo:margin-top="0in" fo:margin-bottom="0in" style:contextual-spacing="false"/>
      <style:text-properties fo:font-weight="bold" officeooo:rsid="001b36f3" officeooo:paragraph-rsid="001b36f3" style:font-weight-asian="bold" style:font-weight-complex="bold"/>
    </style:style>
    <style:style style:name="P18" style:family="paragraph" style:parent-style-name="Text_20_body">
      <style:text-properties officeooo:rsid="001b36f3" officeooo:paragraph-rsid="001b36f3"/>
    </style:style>
    <style:style style:name="P19" style:family="paragraph" style:parent-style-name="Text_20_body">
      <style:paragraph-properties fo:margin-top="0in" fo:margin-bottom="0in" style:contextual-spacing="false"/>
      <style:text-properties fo:font-weight="bold" officeooo:rsid="00193c85" officeooo:paragraph-rsid="00193c85" style:font-weight-asian="bold" style:font-weight-complex="bold"/>
    </style:style>
    <style:style style:name="P20" style:family="paragraph" style:parent-style-name="Text_20_body">
      <style:text-properties officeooo:rsid="00193c85" officeooo:paragraph-rsid="00193c85"/>
    </style:style>
    <style:style style:name="P21" style:family="paragraph" style:parent-style-name="Heading_20_3">
      <style:text-properties officeooo:paragraph-rsid="002866b2"/>
    </style:style>
    <style:style style:name="P22" style:family="paragraph" style:parent-style-name="Text_20_body" style:list-style-name="L3">
      <style:paragraph-properties fo:margin-top="0in" fo:margin-bottom="0in" style:contextual-spacing="false"/>
      <style:text-properties officeooo:paragraph-rsid="002866b2"/>
    </style:style>
    <style:style style:name="P23" style:family="paragraph" style:parent-style-name="Text_20_body" style:list-style-name="L4">
      <style:paragraph-properties fo:margin-top="0in" fo:margin-bottom="0in" style:contextual-spacing="false"/>
      <style:text-properties officeooo:rsid="0015abcf" officeooo:paragraph-rsid="002866b2"/>
    </style:style>
    <style:style style:name="P24" style:family="paragraph" style:parent-style-name="Text_20_body" style:list-style-name="L4">
      <style:text-properties officeooo:rsid="0015abcf" officeooo:paragraph-rsid="002866b2"/>
    </style:style>
    <style:style style:name="P25" style:family="paragraph" style:parent-style-name="Text_20_body">
      <style:paragraph-properties fo:margin-top="0in" fo:margin-bottom="0in" style:contextual-spacing="false"/>
      <style:text-properties officeooo:rsid="001c7986" officeooo:paragraph-rsid="001c7986"/>
    </style:style>
    <style:style style:name="T1" style:family="text">
      <style:text-properties officeooo:rsid="001c7986"/>
    </style:style>
    <style:style style:name="T2" style:family="text">
      <style:text-properties fo:font-weight="normal" officeooo:rsid="00128d9a" style:font-weight-asian="normal" style:font-weight-complex="normal"/>
    </style:style>
    <style:style style:name="T3" style:family="text">
      <style:text-properties fo:font-weight="normal" officeooo:rsid="001c7986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35253"/>
    </style:style>
    <style:style style:name="T6" style:family="text">
      <style:text-properties fo:font-style="italic" officeooo:rsid="00128d9a" style:font-style-asian="italic" style:font-style-complex="italic"/>
    </style:style>
    <style:style style:name="T7" style:family="text">
      <style:text-properties officeooo:rsid="00128d9a"/>
    </style:style>
    <style:style style:name="T8" style:family="text">
      <style:text-properties fo:font-style="normal" officeooo:rsid="00163830" style:font-style-asian="normal" style:font-style-complex="normal"/>
    </style:style>
    <style:style style:name="T9" style:family="text">
      <style:text-properties fo:font-style="normal" officeooo:rsid="001ee96e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officeooo:rsid="00163830" style:font-style-asian="italic" style:font-weight-asian="bold" style:font-style-complex="italic" style:font-weight-complex="bold"/>
    </style:style>
    <style:style style:name="T13" style:family="text">
      <style:text-properties fo:font-style="italic" officeooo:rsid="00163830" style:font-style-asian="italic" style:font-style-complex="italic"/>
    </style:style>
    <style:style style:name="T14" style:family="text">
      <style:text-properties fo:font-style="normal" fo:font-weight="normal" officeooo:rsid="00292ae1" style:font-style-asian="normal" style:font-weight-asian="normal" style:font-style-complex="normal" style:font-weight-complex="normal"/>
    </style:style>
    <style:style style:name="T15" style:family="text">
      <style:text-properties fo:font-style="italic" fo:font-weight="bold" officeooo:rsid="00292ae1" style:font-style-asian="italic" style:font-weight-asian="bold" style:font-style-complex="italic" style:font-weight-complex="bold"/>
    </style:style>
    <style:style style:name="T16" style:family="text">
      <style:text-properties fo:font-style="normal" fo:font-weight="bold" officeooo:rsid="001ee96e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292ae1" style:font-style-asian="normal" style:font-weight-asian="bold" style:font-style-complex="normal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a930b"/>
    </style:style>
    <style:style style:name="T20" style:family="text">
      <style:text-properties fo:font-weight="normal" officeooo:rsid="002a930b" style:font-weight-asian="normal" style:font-weight-complex="normal"/>
    </style:style>
    <style:style style:name="T21" style:family="text">
      <style:text-properties fo:font-weight="bold" officeooo:rsid="00135253" style:font-weight-asian="bold" style:font-weight-complex="bold"/>
    </style:style>
    <style:style style:name="T22" style:family="text">
      <style:text-properties officeooo:rsid="0022241c"/>
    </style:style>
    <style:style style:name="T23" style:family="text">
      <style:text-properties officeooo:rsid="0024134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b36f3" style:font-style-asian="normal" style:font-weight-asian="normal" style:font-style-complex="normal" style:font-weight-complex="normal"/>
    </style:style>
    <style:style style:name="T27" style:family="text">
      <style:text-properties fo:font-weight="bold" officeooo:rsid="00128d9a" style:font-weight-asian="bold" style:font-weight-complex="bold"/>
    </style:style>
    <style:style style:name="T28" style:family="text">
      <style:text-properties officeooo:rsid="0015abcf"/>
    </style:style>
    <style:style style:name="T29" style:family="text">
      <style:text-properties officeooo:rsid="002d8180"/>
    </style:style>
    <style:style style:name="T30" style:family="text">
      <style:text-properties officeooo:rsid="001452c8"/>
    </style:style>
    <style:style style:name="T31" style:family="text">
      <style:text-properties fo:font-weight="bold" officeooo:rsid="0015abcf" style:font-weight-asian="bold" style:font-weight-complex="bold"/>
    </style:style>
    <style:style style:name="T32" style:family="text">
      <style:text-properties officeooo:rsid="002dff1d"/>
    </style:style>
    <style:style style:name="T33" style:family="text">
      <style:text-properties fo:font-weight="bold" officeooo:rsid="001c7986" style:font-weight-asian="bold" style:font-weight-complex="bold"/>
    </style:style>
    <style:style style:name="T34" style:family="text">
      <style:text-properties officeooo:rsid="0021cba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orja Castellano Extremadouro</text:h>
      <text:p text:style-name="P2">Backend &amp; Systems Software Engineer</text:p>
      <text:p text:style-name="P2">Lake Tapps, WA, United States <text:span text:style-name="T1">| </text:span><text:a xlink:type="simple" xlink:href="mailto:borjacastellano1@gmail.com" text:style-name="Internet_20_link" text:visited-style-name="Visited_20_Internet_20_Link"><text:span text:style-name="T2">borjacastellano1@gmail.com</text:span></text:a><text:span text:style-name="T2"> </text:span><text:span text:style-name="T3">| </text:span><text:span text:style-name="T2">+1 (206) 437-0159</text:span></text:p>
      <text:p text:style-name="P3"><text:a xlink:type="simple" xlink:href="https://github.com/ZocoLini" text:style-name="Internet_20_link" text:visited-style-name="Visited_20_Internet_20_Link"><text:span text:style-name="T3">Github</text:span></text:a><text:span text:style-name="T4"> •</text:span><text:span text:style-name="T3"> </text:span><text:a xlink:type="simple" xlink:href="https://bcastellano.com/portfolio/" text:style-name="Internet_20_link" text:visited-style-name="Visited_20_Internet_20_Link"><text:span text:style-name="T3">Portfolio</text:span></text:a><text:span text:style-name="T4"> •</text:span><text:span text:style-name="T3"> </text:span><text:a xlink:type="simple" xlink:href="https://leetcode.com/u/zocolini/" text:style-name="Internet_20_link" text:visited-style-name="Visited_20_Internet_20_Link"><text:span text:style-name="T3">LeetCode</text:span></text:a><text:span text:style-name="T4"> •</text:span><text:span text:style-name="T3"> </text:span><text:a xlink:type="simple" xlink:href="https://www.linkedin.com/in/borja-cas/" text:style-name="Internet_20_link" text:visited-style-name="Visited_20_Internet_20_Link"><text:span text:style-name="T3">LinkedIn</text:span></text:a><text:span text:style-name="T4"> </text:span></text:p>
      <text:h text:style-name="Heading_20_3" text:outline-level="3">Summary</text:h>
      <text:p text:style-name="P4">Systems and Backend Software Engineer with a strong foundation in mathematics and hands-on experience in low-level programming using <text:span text:style-name="Strong_20_Emphasis">Rust, C/C++, and Java</text:span>. Skilled in <text:span text:style-name="Strong_20_Emphasis">backend systems, parallelism, algorithm optimization</text:span>, and <text:span text:style-name="Strong_20_Emphasis">high-performance computing</text:span>, with a proven record of <text:span text:style-name="Strong_20_Emphasis">self-directed learning</text:span>.</text:p>
      <text:h text:style-name="Heading_20_3" text:outline-level="3">Work Experience</text:h>
      <text:p text:style-name="P5">CESGA, Santiago de Compostela, GA, <text:span text:style-name="T5">Spain</text:span></text:p>
      <text:p text:style-name="P6"><text:span text:style-name="T6">Scientific and Parallel Computing Software Engineer Intern</text:span><text:span text:style-name="T7"> | 04/2025 – 07/2025</text:span></text:p>
      <text:p text:style-name="P7">Developed and optimized HPC algorithms supporting research on uncertainty quantification and performance tuning.</text:p>
      <text:list text:style-name="L1">
        <text:list-item>
          <text:p text:style-name="P8"><text:span text:style-name="T8">Made scalability studies </text:span><text:span text:style-name="T9">and p</text:span>erformed performance analysis using <text:span text:style-name="T10">perf</text:span><text:span text:style-name="T11"> </text:span><text:span text:style-name="T8">and </text:span><text:span text:style-name="T12">Valgrind</text:span><text:span text:style-name="T13"> </text:span><text:span text:style-name="T14">and</text:span><text:span text:style-name="T15"> </text:span><text:span text:style-name="T16">improv</text:span><text:span text:style-name="T17">ed algorithm</text:span><text:span text:style-name="T16"> performance up to a 95%</text:span><text:span text:style-name="T13">.</text:span></text:p>
        </text:list-item>
        <text:list-item>
          <text:p text:style-name="P9"><text:span text:style-name="T4">Contributed to the maintenance and extension of </text:span><text:span text:style-name="Strong_20_Emphasis"><text:span text:style-name="T18">large-scale scientific codebases</text:span></text:span><text:span text:style-name="T18"> </text:span><text:span text:style-name="T4">in </text:span><text:span text:style-name="Strong_20_Emphasis"><text:span text:style-name="T18">MATLAB, Fortran, C, C++</text:span></text:span><text:span text:style-name="T18">, and </text:span><text:span text:style-name="Strong_20_Emphasis"><text:span text:style-name="T18">Rust</text:span></text:span><text:span text:style-name="T4">.</text:span></text:p>
        </text:list-item>
        <text:list-item>
          <text:p text:style-name="P9"><text:span text:style-name="Strong_20_Emphasis"><text:span text:style-name="T18">Optimized and parallelized</text:span></text:span><text:span text:style-name="Strong_20_Emphasis"><text:span text:style-name="T4"> computational research workloads using </text:span></text:span><text:span text:style-name="Strong_20_Emphasis"><text:span text:style-name="T18">MPI, CUDA, and OpenMP </text:span></text:span><text:span text:style-name="Strong_20_Emphasis"><text:span text:style-name="T4">on the </text:span></text:span><text:span text:style-name="Strong_20_Emphasis"><text:span text:style-name="T18">Finisterrae III</text:span></text:span><text:span text:style-name="Strong_20_Emphasis"><text:span text:style-name="T4"> multi-node Gentoo cluster managed with </text:span></text:span><text:span text:style-name="Strong_20_Emphasis"><text:span text:style-name="T18">SLURM</text:span></text:span><text:span text:style-name="Strong_20_Emphasis"><text:span text:style-name="T4">.</text:span></text:span></text:p>
        </text:list-item>
        <text:list-item>
          <text:p text:style-name="P9"><text:span text:style-name="Strong_20_Emphasis">Collaborated with researchers from CSIC</text:span> to deliver production-ready scientific software.</text:p>
        </text:list-item>
      </text:list>
      <text:p text:style-name="P10"/>
      <text:p text:style-name="P11">Freelance, GA, Spain</text:p>
      <text:p text:style-name="P12"><text:span text:style-name="T11">Software Developer</text:span> | 08/2024 – 04/2025</text:p>
      <text:p text:style-name="P13">Delivered end-to-end software solutions for multiple clients, ensuring <text:span text:style-name="T18">reliability</text:span>, <text:span text:style-name="T18">performance</text:span>, and <text:span text:style-name="T18">timely delivery</text:span>. <text:s/></text:p>
      <text:list text:style-name="L2">
        <text:list-item>
          <text:p text:style-name="P14"><text:span text:style-name="Strong_20_Emphasis"><text:span text:style-name="T18">Built</text:span></text:span><text:span text:style-name="T18"> cross-platform </text:span><text:span text:style-name="T4">desktop applications using </text:span><text:span text:style-name="Strong_20_Emphasis"><text:span text:style-name="T18">Java</text:span></text:span><text:span text:style-name="T18"> and </text:span><text:span text:style-name="Strong_20_Emphasis"><text:span text:style-name="T18">JavaFX</text:span></text:span><text:span text:style-name="T4">, focusing on performance, usability, and maintainability</text:span>.</text:p>
        </text:list-item>
        <text:list-item>
          <text:p text:style-name="P14"><text:span text:style-name="Strong_20_Emphasis">Deployed and maintained</text:span> scalable web services, REST APIs, and backend systems using <text:span text:style-name="Strong_20_Emphasis">Docker</text:span>, <text:span text:style-name="Strong_20_Emphasis">Rocket</text:span>, <text:span text:style-name="Strong_20_Emphasis">Actix</text:span>, <text:span text:style-name="Strong_20_Emphasis">Hibernate</text:span>, and <text:span text:style-name="Strong_20_Emphasis">Spring</text:span>, ensuring high availability and reliability.</text:p>
        </text:list-item>
        <text:list-item>
          <text:p text:style-name="P14"><text:span text:style-name="Strong_20_Emphasis">Designed and implemented</text:span> custom <text:span text:style-name="Strong_20_Emphasis">TCP/IP communication protocols</text:span> to optimize <text:span text:style-name="T19">intranet communication.</text:span> <text:s/></text:p>
        </text:list-item>
        <text:list-item>
          <text:p text:style-name="P14"><text:span text:style-name="Strong_20_Emphasis">Developed</text:span> automated tests and CI pipelines to ensure <text:span text:style-name="Strong_20_Emphasis">code quality</text:span><text:span text:style-name="Strong_20_Emphasis"><text:span text:style-name="T4"> </text:span></text:span><text:span text:style-name="Strong_20_Emphasis"><text:span text:style-name="T20">and</text:span></text:span><text:span text:style-name="Strong_20_Emphasis"><text:span text:style-name="T4"> </text:span></text:span><text:span text:style-name="Strong_20_Emphasis">robustness.</text:span></text:p>
        </text:list-item>
        <text:list-item>
          <text:p text:style-name="P14"><text:span text:style-name="Strong_20_Emphasis">Collaborated directly with clients</text:span> to align <text:span text:style-name="Strong_20_Emphasis">technical solutions with business objectives</text:span> and deliver production-ready systems.</text:p>
        </text:list-item>
      </text:list>
      <text:h text:style-name="Heading_20_3" text:outline-level="3">Open Source Collaborations</text:h>
      <text:p text:style-name="P15"><text:span text:style-name="T21">Aria Language</text:span><text:span text:style-name="T5"> | </text:span><text:a xlink:type="simple" xlink:href="https://github.com/egranata/aria" text:style-name="Internet_20_link" text:visited-style-name="Visited_20_Internet_20_Link"><text:span text:style-name="T22">Repositor</text:span><text:span text:style-name="T23">y</text:span></text:a> <text:span text:style-name="T22">| </text:span><text:span text:style-name="T5">Active maintaine</text:span><text:span text:style-name="T22">r</text:span></text:p>
      <text:p text:style-name="P16">Rust-based interpreted scripting language focused on code safety. Responsible for performance optimization, test maintenance, and feature development for both the language and its virtual machine.</text:p>
      <text:h text:style-name="Heading_20_3" text:outline-level="3"><text:soft-page-break/>Education</text:h>
      <text:p text:style-name="P17">IES Chan do Monte</text:p>
      <text:p text:style-name="P18"><text:span text:style-name="T11">Bachelor’s Degree in Software Engineering</text:span> | 09/2023 – 07/2025 | GPA 4.0/4.0 – Highest Honors</text:p>
      <text:p text:style-name="P19">University of Santiago de Compostela</text:p>
      <text:p text:style-name="P20"><text:span text:style-name="T24">Bachelor’s Degree in Mathematics <text:s text:c="14"/>| </text:span><text:span text:style-name="T25">09/2018 – 07/2022 </text:span><text:span text:style-name="T26">| GPA 3.3/4.0</text:span></text:p>
      <text:h text:style-name="P21" text:outline-level="3">Skills</text:h>
      <text:list text:style-name="L3">
        <text:list-item>
          <text:p text:style-name="P22"><text:span text:style-name="T27">Programming languages:</text:span><text:span text:style-name="T7"> Rust, Java, C, C++, C#, </text:span><text:span text:style-name="T28">Bash, </text:span><text:span text:style-name="T29">Embedded C and Rust</text:span></text:p>
        </text:list-item>
        <text:list-item>
          <text:p text:style-name="P22"><text:span text:style-name="T27">Frameworks:</text:span><text:span text:style-name="T7"> JavaFX, Iced, Spring, Actix, Yew, Rocket, Unity, Hibernate</text:span></text:p>
        </text:list-item>
        <text:list-item>
          <text:p text:style-name="P22"><text:span text:style-name="T27">Technologies and Tools: </text:span><text:span text:style-name="T7">Docker, Git, Github </text:span></text:p>
        </text:list-item>
        <text:list-item>
          <text:p text:style-name="P22"><text:span text:style-name="T27">Databases:</text:span><text:span text:style-name="T7"> MySQL, MariaDB, MS SQL Server, SQLite, MongoDB </text:span></text:p>
        </text:list-item>
        <text:list-item>
          <text:p text:style-name="P22"><text:span text:style-name="T27">DevOps and Infrastructure:</text:span><text:span text:style-name="T7"> Nginx, Github Actions, Ubuntu Server, Proxmox, Linux, </text:span><text:span text:style-name="T30">CI/CD </text:span></text:p>
        </text:list-item>
        <text:list-item>
          <text:p text:style-name="P22"><text:span text:style-name="T27">High Performance and Parallel computing:</text:span><text:span text:style-name="T7"> MPI, CUDA, OpenMP </text:span></text:p>
        </text:list-item>
        <text:list-item>
          <text:p text:style-name="P22"><text:span text:style-name="T31">Others:</text:span><text:span text:style-name="T28"> OOP, Algorithms, Data Structures, </text:span><text:span text:style-name="T32">Software Design and Architecture</text:span></text:p>
        </text:list-item>
      </text:list>
      <text:h text:style-name="P21" text:outline-level="3">Languages</text:h>
      <text:list text:style-name="L4">
        <text:list-item>
          <text:p text:style-name="P23"><text:span text:style-name="T18">English:</text:span> Fluent</text:p>
        </text:list-item>
        <text:list-item>
          <text:p text:style-name="P24"><text:span text:style-name="T33">Castilian </text:span><text:span text:style-name="T18">Spanish:</text:span> Native</text:p>
        </text:list-item>
      </text:list>
      <text:h text:style-name="P21" text:outline-level="3">Soft Skills</text:h>
      <text:p text:style-name="P25">Research and analytical thinking, self-motivation, continuous learning, effective communication, creativ<text:span text:style-name="T34">e problem-solving</text:span>, leadership, and teamwor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19:16:45.148704104</meta:creation-date>
    <dc:date>2025-10-28T17:19:08.845709328</dc:date>
    <meta:editing-duration>PT2H3M45S</meta:editing-duration>
    <meta:editing-cycles>11</meta:editing-cycles>
    <meta:generator>LibreOffice/25.2.6.2$Linux_X86_64 LibreOffice_project/520$Build-2</meta:generator>
    <meta:print-date>2025-10-20T09:34:59.671164222</meta:print-date>
    <meta:printed-by>PDF files</meta:printed-by>
    <meta:document-statistic meta:table-count="0" meta:image-count="0" meta:object-count="0" meta:page-count="2" meta:paragraph-count="43" meta:word-count="432" meta:character-count="3204" meta:non-whitespace-character-count="2805"/>
  </office:meta>
</office:document-meta>
</file>